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2d8d6" officeooo:paragraph-rsid="0002d8d6"/>
    </style:style>
    <style:style style:name="P2" style:family="paragraph" style:parent-style-name="Standard">
      <style:text-properties style:font-name="Droid Sans" officeooo:rsid="0002d8d6" officeooo:paragraph-rsid="0002d8d6"/>
    </style:style>
    <style:style style:name="P3" style:family="paragraph" style:parent-style-name="Standard">
      <style:paragraph-properties fo:text-align="start" style:justify-single-word="false"/>
      <style:text-properties style:font-name="Droid Sans" officeooo:rsid="0002d8d6" officeooo:paragraph-rsid="0002d8d6"/>
    </style:style>
    <style:style style:name="P4" style:family="paragraph" style:parent-style-name="Standard">
      <style:paragraph-properties fo:text-align="center" style:justify-single-word="false"/>
      <style:text-properties style:font-name="Droid Sans" fo:font-size="14pt" officeooo:rsid="0002d8d6" officeooo:paragraph-rsid="0002d8d6" style:font-size-asian="14pt" style:font-size-complex="14pt"/>
    </style:style>
    <style:style style:name="P5" style:family="paragraph" style:parent-style-name="Standard">
      <style:text-properties style:font-name="Droid Sans" officeooo:rsid="0005675f" officeooo:paragraph-rsid="0005675f"/>
    </style:style>
    <style:style style:name="P6" style:family="paragraph" style:parent-style-name="Standard">
      <style:paragraph-properties fo:text-align="start" style:justify-single-word="false"/>
      <style:text-properties style:font-name="Droid Sans" fo:font-size="10pt" fo:font-style="normal" officeooo:rsid="0009e52b" officeooo:paragraph-rsid="0009e52b" style:font-size-asian="10pt" style:font-style-asian="normal" style:font-size-complex="10pt" style:font-style-complex="normal"/>
    </style:style>
    <style:style style:name="P7" style:family="paragraph" style:parent-style-name="Standard">
      <style:text-properties style:font-name="Droid Sans" fo:font-size="11pt" fo:font-style="italic" officeooo:rsid="0005675f" officeooo:paragraph-rsid="00074098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Droid Sans" fo:font-size="11pt" fo:font-style="italic" officeooo:rsid="0005675f" officeooo:paragraph-rsid="0007f2bd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Droid Sans" fo:font-size="11pt" fo:font-style="italic" officeooo:rsid="0005675f" officeooo:paragraph-rsid="00089576" style:font-size-asian="9.60000038146973pt" style:font-style-asian="italic" style:font-size-complex="11pt" style:font-style-complex="italic"/>
    </style:style>
    <style:style style:name="P10" style:family="paragraph" style:parent-style-name="Standard">
      <style:text-properties style:font-name="Droid Sans" fo:font-size="11pt" fo:font-style="normal" officeooo:rsid="0005675f" officeooo:paragraph-rsid="0005675f" style:font-size-asian="9.60000038146973pt" style:font-style-asian="normal" style:font-size-complex="11pt" style:font-style-complex="normal"/>
    </style:style>
    <style:style style:name="P11" style:family="paragraph" style:parent-style-name="Preformatted_20_Text">
      <style:paragraph-properties fo:text-align="start" style:justify-single-word="false"/>
      <style:text-properties fo:font-variant="normal" fo:text-transform="none" fo:letter-spacing="normal" fo:font-style="normal" fo:font-weight="normal" officeooo:paragraph-rsid="0002d8d6"/>
    </style:style>
    <style:style style:name="P12" style:family="paragraph" style:parent-style-name="Preformatted_20_Text">
      <style:paragraph-properties fo:text-align="start" style:justify-single-word="false"/>
      <style:text-properties fo:font-variant="normal" fo:text-transform="none" fo:letter-spacing="normal" fo:font-style="normal" fo:font-weight="normal" officeooo:rsid="00074098" officeooo:paragraph-rsid="00074098"/>
    </style:style>
    <style:style style:name="P13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14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15" style:family="paragraph" style:parent-style-name="Preformatted_20_Text">
      <style:paragraph-properties fo:orphans="2" fo:widows="2"/>
      <style:text-properties fo:font-variant="normal" fo:text-transform="none" fo:color="#000000" fo:font-size="10pt" fo:letter-spacing="normal" fo:font-style="normal" fo:font-weight="normal" style:font-size-asian="10pt" style:font-size-complex="10pt"/>
    </style:style>
    <style:style style:name="P16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Mono" fo:font-size="10pt" fo:letter-spacing="normal" fo:font-style="normal" fo:font-weight="normal" officeooo:rsid="0005675f" officeooo:paragraph-rsid="0007f2bd" style:font-size-asian="10pt" style:font-style-asian="italic" style:font-size-complex="10pt" style:font-style-complex="italic"/>
    </style:style>
    <style:style style:name="P17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Mono" fo:font-size="10pt" fo:letter-spacing="normal" fo:font-style="normal" fo:font-weight="normal" officeooo:rsid="0005675f" officeooo:paragraph-rsid="00089576" style:font-size-asian="10pt" style:font-style-asian="italic" style:font-size-complex="10pt" style:font-style-complex="italic"/>
    </style:style>
    <style:style style:name="P18" style:family="paragraph" style:parent-style-name="Preformatted_20_Text">
      <style:paragraph-properties fo:orphans="2" fo:widows="2"/>
    </style:style>
    <style:style style:name="P19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P20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fo:font-size="10pt" fo:letter-spacing="normal" fo:font-style="normal" fo:font-weight="normal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Droid Sans"/>
    </style:style>
    <style:style style:name="T3" style:family="text">
      <style:text-properties style:font-name="Droid Sans" fo:font-weight="bold" style:font-weight-asian="bold" style:font-weight-complex="bold"/>
    </style:style>
    <style:style style:name="T4" style:family="text">
      <style:text-properties fo:color="#004a43"/>
    </style:style>
    <style:style style:name="T5" style:family="text">
      <style:text-properties fo:color="#800000" fo:font-style="normal" fo:font-weight="normal"/>
    </style:style>
    <style:style style:name="T6" style:family="text">
      <style:text-properties fo:color="#40015a"/>
    </style:style>
    <style:style style:name="T7" style:family="text">
      <style:text-properties fo:font-style="normal" fo:font-weight="normal"/>
    </style:style>
    <style:style style:name="T8" style:family="text">
      <style:text-properties fo:color="#0000e6"/>
    </style:style>
    <style:style style:name="T9" style:family="text">
      <style:text-properties fo:color="#0000ff"/>
    </style:style>
    <style:style style:name="T10" style:family="text">
      <style:text-properties fo:color="#0000ff" fo:font-weight="bold"/>
    </style:style>
    <style:style style:name="T11" style:family="text">
      <style:text-properties fo:color="#0000ff" fo:font-style="normal" fo:font-weight="bold"/>
    </style:style>
    <style:style style:name="T12" style:family="text">
      <style:text-properties fo:color="#0000ff" fo:font-style="normal" fo:font-weight="normal"/>
    </style:style>
    <style:style style:name="T13" style:family="text">
      <style:text-properties fo:color="#000000" style:font-name="Droid Sans"/>
    </style:style>
    <style:style style:name="T14" style:family="text">
      <style:text-properties fo:color="#000000" style:font-name="Droid Sans" officeooo:rsid="00074098"/>
    </style:style>
    <style:style style:name="T15" style:family="text">
      <style:text-properties fo:color="#000000" style:font-name="Droid Sans" fo:font-style="italic" officeooo:rsid="00074098" style:font-style-asian="italic" style:font-style-complex="italic"/>
    </style:style>
    <style:style style:name="T16" style:family="text">
      <style:text-properties fo:color="#000000" style:font-name="Droid Sans" officeooo:rsid="0007cf83"/>
    </style:style>
    <style:style style:name="T17" style:family="text">
      <style:text-properties officeooo:rsid="0007f2bd"/>
    </style:style>
    <style:style style:name="T18" style:family="text">
      <style:text-properties officeooo:rsid="000800e0"/>
    </style:style>
    <style:style style:name="T19" style:family="text">
      <style:text-properties fo:font-variant="normal" fo:text-transform="none" fo:color="#0000ff" fo:letter-spacing="normal" fo:font-style="normal" fo:font-weight="bold"/>
    </style:style>
    <style:style style:name="T20" style:family="text">
      <style:text-properties fo:font-variant="normal" fo:text-transform="none" fo:color="#0000ff" fo:letter-spacing="normal" fo:font-style="normal" fo:font-weight="normal"/>
    </style:style>
    <style:style style:name="T21" style:family="text">
      <style:text-properties fo:font-variant="normal" fo:text-transform="none" fo:color="#000000" fo:letter-spacing="normal" fo:font-style="normal" fo:font-weight="normal"/>
    </style:style>
    <style:style style:name="T22" style:family="text">
      <style:text-properties officeooo:rsid="00089576"/>
    </style:style>
    <style:style style:name="T23" style:family="text">
      <style:text-properties officeooo:rsid="000a96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Autore</text:span><text:span text:style-name="T2">: Simone Cipriani, matricola 5951907, </text:span><text:a xlink:type="simple" xlink:href="mailto:sim.cipr@gmail.com" text:style-name="Internet_20_link" text:visited-style-name="Visited_20_Internet_20_Link"><text:span text:style-name="T2">sim.cipr@gmail.com</text:span></text:a><text:span text:style-name="T2">, </text:span><text:a xlink:type="simple" xlink:href="mailto:s.cipriani@aem-progetti.com" text:style-name="Internet_20_link" text:visited-style-name="Visited_20_Internet_20_Link"><text:span text:style-name="T2">s.cipriani@aem-progetti.com</text:span></text:a><text:span text:style-name="T2"> </text:span></text:p>
      <text:p text:style-name="P2"><text:span text:style-name="T1">Data di consegna</text:span>: XX/XX/XX</text:p>
      <text:p text:style-name="P2"/>
      <text:p text:style-name="P4"/>
      <text:p text:style-name="P4"/>
      <text:p text:style-name="P4"/>
      <text:p text:style-name="P4"><text:span text:style-name="T1">ESERCIZIO 1</text:span>: scheduler di processi</text:p>
      <text:p text:style-name="P5"/>
      <text:p text:style-name="P5"/>
      <text:p text:style-name="P5"><text:tab/></text:p>
      <text:p text:style-name="P5">Descrizione dell'implementazione</text:p>
      <text:p text:style-name="P5"/>
      <text:p text:style-name="P7"/>
      <text:p text:style-name="P7"><text:tab/>File globals.h</text:p>
      <text:p text:style-name="P10"/>
      <text:p text:style-name="P11"><text:span text:style-name="T4">#include </text:span><text:span text:style-name="T8">&lt;</text:span><text:span text:style-name="T6">stdlib.h</text:span><text:span text:style-name="T8">&gt;</text:span></text:p>
      <text:p text:style-name="P18"/>
      <text:p text:style-name="P13"><text:span text:style-name="T4">#define LIST_INIT_LEN 5</text:span></text:p>
      <text:p text:style-name="P13"><text:span text:style-name="T4">#define LIST_ENLARGE_STEP 5</text:span></text:p>
      <text:p text:style-name="P18"/>
      <text:p text:style-name="P13"><text:span text:style-name="T10">typedef</text:span> <text:span text:style-name="T10">struct</text:span> <text:span text:style-name="T9">{</text:span></text:p>
      <text:p text:style-name="P14"><text:s text:c="8"/><text:span text:style-name="T11">int</text:span><text:span text:style-name="T7"> i_id</text:span><text:span text:style-name="T12">;</text:span></text:p>
      <text:p text:style-name="P14"><text:s text:c="8"/><text:span text:style-name="T11">int</text:span><text:span text:style-name="T7"> i_priority</text:span><text:span text:style-name="T12">;</text:span></text:p>
      <text:p text:style-name="P14"><text:s text:c="8"/><text:span text:style-name="T11">char</text:span><text:span text:style-name="T7"> c_name</text:span><text:span text:style-name="T12">[</text:span><text:span text:style-name="T5">8</text:span><text:span text:style-name="T12">];</text:span></text:p>
      <text:p text:style-name="P14"><text:s text:c="8"/><text:span text:style-name="T11">int</text:span><text:span text:style-name="T7"> i_cycles</text:span><text:span text:style-name="T12">;</text:span></text:p>
      <text:p text:style-name="P13"><text:span text:style-name="T9">}</text:span> task_t<text:span text:style-name="T9">;</text:span></text:p>
      <text:p text:style-name="P18"/>
      <text:p text:style-name="P13">task_t<text:span text:style-name="T9">*</text:span> task_list<text:span text:style-name="T9">;</text:span></text:p>
      <text:p text:style-name="P13"><text:span text:style-name="T10">size_t</text:span> task_size<text:span text:style-name="T9">;</text:span></text:p>
      <text:p text:style-name="P13"><text:span text:style-name="T10">int</text:span> i_num_task<text:span text:style-name="T9">;</text:span></text:p>
      <text:p text:style-name="P18"/>
      <text:p text:style-name="P13"><text:span text:style-name="T10">int</text:span> i_assign_id<text:span text:style-name="T9">;</text:span></text:p>
      <text:p text:style-name="P18"/>
      <text:p text:style-name="P13"><text:span text:style-name="T4">#define PRIORITY 1</text:span></text:p>
      <text:p text:style-name="P13"><text:span text:style-name="T4">#define LJF 0</text:span></text:p>
      <text:p text:style-name="P19"><text:span text:style-name="T10">int</text:span> i_policy<text:span text:style-name="T9">;</text:span></text:p>
      <text:p text:style-name="P11"/>
      <text:p text:style-name="P11"><text:span text:style-name="T14">Questo header contiene la dichiarazione delle strutture globali usate in varie parti del programma.</text:span></text:p>
      <text:p text:style-name="P11"><text:span text:style-name="T14"/></text:p>
      <text:p text:style-name="P12"><text:span text:style-name="T13">L'inclusione alla libreria standard di C avviene in questo file, in quanto le funzioni in essa contenute saranno utili in molti altro sorgenti.</text:span></text:p>
      <text:p text:style-name="P12"><text:span text:style-name="T13"/></text:p>
      <text:p text:style-name="P11"><text:span text:style-name="T14">Il concetto di </text:span><text:span text:style-name="T15">processo</text:span><text:span text:style-name="T14"> è stato rappresentato con una struttura contente gli attributi caratteristici, mentre l'insieme dei processi attivi nel sistema è mantenuto in una lista di tasks allocata dinamicamente nello heap.</text:span></text:p>
      <text:p text:style-name="P11"/>
      <text:p text:style-name="P12"><text:span text:style-name="T14">I</text:span><text:span text:style-name="T13">n questo header vengono impartite direttive al preprocessore per quanto riguarda la policy di scheduling (rappresentata con un valore numerico intero) e </text:span><text:span text:style-name="T16">i</text:span><text:span text:style-name="T13"> valori predefiniti per la modifica della memoria allocata alla lista di processi.</text:span></text:p>
      <text:p text:style-name="P3"/>
      <text:p text:style-name="P3"/>
      <text:p text:style-name="P3"/>
      <text:p text:style-name="P3"/>
      <text:p text:style-name="P8"><text:soft-page-break/><text:tab/>File <text:span text:style-name="T17">cmd</text:span>.h</text:p>
      <text:p text:style-name="P8"/>
      <text:p text:style-name="P16"><text:span text:style-name="T10">int</text:span> insertTask<text:span text:style-name="T9">(</text:span><text:span text:style-name="T10">int</text:span> i_priority<text:span text:style-name="T9">,</text:span> <text:span text:style-name="T10">char</text:span> c_name<text:span text:style-name="T9">[],</text:span> <text:span text:style-name="T10">int</text:span> i_exec<text:span text:style-name="T9">);</text:span></text:p>
      <text:p text:style-name="P15"><text:span text:style-name="T10">int</text:span> execTopTask<text:span text:style-name="T9">();</text:span></text:p>
      <text:p text:style-name="P15"><text:span text:style-name="T10">int</text:span> execTask<text:span text:style-name="T9">(</text:span><text:span text:style-name="T10">int</text:span> i_id<text:span text:style-name="T9">);</text:span></text:p>
      <text:p text:style-name="P15"><text:span text:style-name="T10">int</text:span> deleteTask<text:span text:style-name="T9">(</text:span><text:span text:style-name="T10">int</text:span> i_id<text:span text:style-name="T9">);</text:span></text:p>
      <text:p text:style-name="P15"><text:span text:style-name="T10">int</text:span> alterPriority<text:span text:style-name="T9">(</text:span><text:span text:style-name="T10">int</text:span> i_id<text:span text:style-name="T9">,</text:span> <text:span text:style-name="T10">int</text:span> i_new_priority<text:span text:style-name="T9">);</text:span></text:p>
      <text:p text:style-name="P20"><text:span text:style-name="T10">int</text:span> switchSchedulingPolicy<text:span text:style-name="T9">();</text:span></text:p>
      <text:p text:style-name="P8"/>
      <text:p text:style-name="P8"><text:tab/>File <text:span text:style-name="T18">io</text:span>.h</text:p>
      <text:p text:style-name="P8"/>
      <text:p text:style-name="P16"><text:span text:style-name="T10">void</text:span> printProgHead<text:span text:style-name="T9">();</text:span></text:p>
      <text:p text:style-name="P18"><text:span text:style-name="T19">void</text:span><text:span text:style-name="T21"> printCmds</text:span><text:span text:style-name="T20">();</text:span></text:p>
      <text:p text:style-name="P18"><text:span text:style-name="T19">void</text:span><text:span text:style-name="T21"> printTaskList</text:span><text:span text:style-name="T20">();</text:span></text:p>
      <text:p text:style-name="P18"/>
      <text:p text:style-name="P19"><text:span text:style-name="T10">int</text:span> dispatchCMD<text:span text:style-name="T9">();</text:span></text:p>
      <text:p text:style-name="P8"/>
      <text:p text:style-name="P9"><text:tab/>File <text:span text:style-name="T22">list</text:span>.h</text:p>
      <text:p text:style-name="P9"/>
      <text:p text:style-name="P17"><text:span text:style-name="T10">int</text:span> initTaskList<text:span text:style-name="T9">(</text:span><text:span text:style-name="T10">int</text:span> i_len<text:span text:style-name="T9">);</text:span></text:p>
      <text:p text:style-name="P13"><text:span text:style-name="T10">int</text:span> alterListSize<text:span text:style-name="T9">(</text:span><text:span text:style-name="T10">int</text:span> i_len<text:span text:style-name="T9">);</text:span></text:p>
      <text:p text:style-name="P13"><text:span text:style-name="T10">int</text:span> releaseEmptySpace<text:span text:style-name="T9">();</text:span></text:p>
      <text:p text:style-name="P18"/>
      <text:p text:style-name="P19"><text:span text:style-name="T10">void</text:span> sortList<text:span text:style-name="T9">();</text:span></text:p>
      <text:p text:style-name="P6"/>
      <text:p text:style-name="P6">Questi tre header contengono <text:span text:style-name="T23">le dichiarazioni delle funzioni implementate nei file sorgenti e usate nel corso dell'esecuzione del programm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e Cipriani</meta:initial-creator>
    <meta:creation-date>2017-06-01T11:32:35.915450893</meta:creation-date>
    <meta:generator>LibreOffice/4.3.3.2$Linux_X86_64 LibreOffice_project/430m0$Build-2</meta:generator>
    <dc:date>2017-06-01T12:31:03.531983339</dc:date>
    <dc:creator>Simone Cipriani</dc:creator>
    <meta:editing-duration>PT43M13S</meta:editing-duration>
    <meta:editing-cycles>9</meta:editing-cycles>
    <meta:document-statistic meta:table-count="0" meta:image-count="0" meta:object-count="0" meta:page-count="2" meta:paragraph-count="44" meta:word-count="226" meta:character-count="1735" meta:non-whitespace-character-count="1514"/>
  </office:meta>
</office:document-meta>
</file>